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2000000C0000177300000FA3B637ABD8.svm" manifest:media-type=""/>
  <manifest:file-entry manifest:full-path="Pictures/10000200000000DC0000006E3F8C74C7.png" manifest:media-type=""/>
  <manifest:file-entry manifest:full-path="Pictures/10000201000001900000025877FC1E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color="#ffffcc" draw:fill="solid" draw:fill-color="#ffffcc" draw:textarea-horizontal-align="justify" draw:textarea-vertical-align="middle" draw:auto-grow-height="false" draw:shadow="hidden"/>
    </style:style>
    <style:style style:name="gr34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5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37" style:family="graphic" style:parent-style-name="standard">
      <style:graphic-properties svg:stroke-color="#ff6600" draw:fill="solid" draw:fill-color="#ff950e" draw:textarea-horizontal-align="justify" draw:textarea-vertical-align="middle" draw:auto-grow-height="false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drawing>
      <draw:page draw:name="Информация о ПК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Свёрнутый режим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ЦП/ОЗУ 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ЦП/ОЗУ 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8.02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52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5.02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52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2.02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52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Проводник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8cm" svg:height="3cm" svg:x="54cm" svg:y="28.5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5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112.5cm" svg:y="28.5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3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47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3" draw:text-style-name="P1" draw:layer="layout" svg:width="0.999cm" svg:height="1.999cm" svg:x="113.3cm" svg:y="29cm" svg:viewBox="0 0 1000 2000" draw:points="1000,0 1000,2000 0,1000">
          <text:p/>
        </draw:polygon>
      </draw:page>
      <draw:page draw:name="Питание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4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5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6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4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4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4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5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4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4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4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4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3cm" svg:height="3cm" svg:x="69cm" svg:y="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3cm" svg:height="3cm" svg:x="93cm" svg:y="28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2.999cm" svg:height="5.999cm" svg:x="69cm" svg:y="79cm" svg:viewBox="0 0 3000 6000" svg:d="m2367 1000h-1734c-66 0-133 82-133 164 3 1389 0 2755 0 4173 0 81 67 163 133 163h1734c66 0 133-82 133-163v-4173c0-82-67-164-133-164zm-1867-800c0-100 100-200 200-200 543 0 1000 0 1600 0 100 0 200 100 200 200 0 120 2 179 0 300h300c100 0 200 100 200 200v5100c0 100-100 200-200 200h-2600c-100 0-200-100-200-200 0-1732 4-3402 0-5100 0-100 100-200 200-200h300c-6-122 0-178 0-300z">
          <text:p/>
        </draw:path>
        <draw:path draw:style-name="gr34" draw:text-style-name="P1" draw:layer="layout" svg:width="2.999cm" svg:height="5.999cm" svg:x="72cm" svg:y="79cm" svg:viewBox="0 0 3000 6000" svg:d="m0 1500c0 673 408 1221 1000 1420v3080h1000v-3080c592-199 1000-747 1000-1420h-500c0 0 0-1001 0-1300 0-100-100-200-200-200s0 0-100 0-200 100-200 200c0 400 0 1300 0 1300z">
          <text:p/>
        </draw:path>
        <draw:custom-shape draw:style-name="gr4" draw:text-style-name="P1" draw:layer="layout" svg:width="1.8cm" svg:height="4.3cm" svg:x="69.6cm" svg:y="80.1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2.999cm" svg:height="5.999cm" svg:x="72cm" svg:y="85cm" svg:viewBox="0 0 3000 6000" draw:points="3000,3000 0,6000 1500,3200 0,3000 3000,0 1500,2800">
          <text:p/>
        </draw:polygon>
        <draw:path draw:style-name="gr34" draw:text-style-name="P1" draw:layer="layout" svg:width="5.999cm" svg:height="5.999cm" svg:x="93cm" svg:y="32cm" svg:viewBox="0 0 6000 6000" svg:d="m1750 534c1 3 3 6 5 9 71 123 69 249-5 292s-184-19-255-142c-2-4-4-8-7-12-325 207-600 482-807 807 4 3 8 5 12 7 123 71 184 181 142 255s-169 76-292 5c-3-2-6-4-9-5-149 302-244 640-273 1000 136 5 239 112 239 250s-103 245-239 250c29 360 124 698 273 1000 3-1 6-3 9-5 123-71 249-69 292 5s-19 184-142 255c-4 2-8 4-12 7 207 325 482 600 807 807 2-4 5-9 7-13 71-123 181-184 255-142s76 169 5 292c-2 3-4 7-6 10 303 149 640 244 1001 273 5-136 112-239 250-239s245 103 250 239c361-29 698-124 1001-273-2-3-4-7-6-10-71-123-69-249 5-292s184 19 255 142c2 4 5 9 7 13 325-207 600-482 807-807-4-2-9-5-13-7-123-71-184-181-142-255s169-76 292-5c3 2 7 4 10 6 149-303 244-640 273-1001-136-5-239-112-239-250s103-245 239-250c-29-361-124-698-273-1001-3 2-7 4-10 6-123 71-249 69-292-5s19-184 142-255c4-2 9-5 13-7-207-325-482-600-807-807-3 4-5 8-7 12-71 123-181 184-255 142s-76-169-5-292c2-3 4-6 5-9-302-149-640-244-1000-273-5 136-112 239-250 239s-245-103-250-239c-360 29-698 124-1000 273zm1250-534c3 0 6 0 8 0 1694 4 2988 1298 2992 2992 0 2 0 5 0 8s0 6 0 8c-4 1694-1298 2988-2992 2992-2 0-5 0-8 0s-6 0-8 0c-1694-4-2988-1298-2992-2992 0-2 0-5 0-8s0-6 0-8c4-1694 1298-2988 2992-2992 2 0 5 0 8 0zm250 3000c0 142-108 250-250 250-106 0-193-60-230-150h-870v-200h870c24-59 71-106 130-130v-1970h200v1970c90 37 150 124 150 230z">
          <text:p/>
        </draw:path>
        <draw:custom-shape draw:style-name="gr38" draw:text-style-name="P1" draw:layer="layout" svg:width="16.5cm" svg:height="3cm" svg:x="74.5cm" svg:y="33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5cm" svg:height="3cm" svg:x="100cm" svg:y="33.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4cm" svg:height="6cm" svg:x="69cm" svg:y="32cm">
          <draw:image xlink:href="Pictures/10000201000001900000025877FC1E8C.png" xlink:type="simple" xlink:show="embed" xlink:actuate="onLoad">
            <text:p/>
          </draw:image>
        </draw:frame>
        <draw:custom-shape draw:style-name="gr4" draw:text-style-name="P1" draw:layer="layout" svg:width="3.2cm" svg:height="4.6cm" svg:x="69.4cm" svg:y="33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4cm" svg:height="37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7cm" svg:height="37cm" svg:x="89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66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66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77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77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4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5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6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2cm" svg:height="6cm" svg:x="103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5cm" svg:height="7cm" svg:x="90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" draw:layer="layout" svg:width="6cm" svg:height="4cm" svg:x="54cm" svg:y="66cm">
          <draw:image xlink:href="Pictures/2000000C0000177300000FA3B637ABD8.svm" xlink:type="simple" xlink:show="embed" xlink:actuate="onLoad">
            <text:p/>
          </draw:image>
        </draw:frame>
        <draw:frame draw:style-name="gr39" draw:text-style-name="P1" draw:layer="layout" svg:width="6cm" svg:height="4cm" svg:x="82cm" svg:y="66cm">
          <draw:image xlink:href="Pictures/2000000C0000177300000FA3B637ABD8.svm" xlink:type="simple" xlink:show="embed" xlink:actuate="onLoad">
            <text:p/>
          </draw:image>
        </draw:frame>
        <draw:frame draw:style-name="gr28" draw:text-style-name="P1" draw:layer="layout" svg:width="6cm" svg:height="4cm" svg:x="89cm" svg:y="66cm">
          <draw:image xlink:href="Pictures/2000000C0000177300000FA3B637ABD8.svm" xlink:type="simple" xlink:show="embed" xlink:actuate="onLoad">
            <text:p/>
          </draw:image>
        </draw:frame>
        <draw:frame draw:style-name="gr39" draw:text-style-name="P1" draw:layer="layout" svg:width="6cm" svg:height="4cm" svg:x="110cm" svg:y="66cm">
          <draw:image xlink:href="Pictures/2000000C0000177300000FA3B637ABD8.svm" xlink:type="simple" xlink:show="embed" xlink:actuate="onLoad">
            <text:p/>
          </draw:image>
        </draw:frame>
      </draw:page>
      <draw:page draw:name="Проигрыватель" draw:style-name="dp1" draw:master-page-name="Обычный">
        <draw:custom-shape draw:style-name="gr38" draw:text-style-name="P1" draw:layer="layout" svg:width="5cm" svg:height="5cm" svg:x="80.5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51.999cm" svg:height="43.999cm" svg:x="53cm" svg:y="27cm" svg:viewBox="0 0 52000 44000" svg:d="m27500 33245c801 168 1637 255 2500 255 862 0 1696-87 2496-254l2725 10170c-1664 384-3412 584-5221 584-848 0-1682-44-2500-131zm-27500 3755v-11500h19009c262 868 620 1688 1064 2447zm8133-12500c-89-818-133-1652-133-2500 0-1809 200-3556 583-5220l10171 2725c-167 799-254 1634-254 2495 0 863 87 1699 255 2500zm694-8691c431-1564 1024-3050 1763-4438l9155 5286c-302 594-552 1222-746 1878zm2255-5309c1813-3062 4356-5605 7418-7418l5285 9152c-1442 897-2654 2109-3551 3551zm15453 499c-656 194-1284 444-1878 746l-5286-9155c1388-739 2874-1332 4438-1763zm-1755-10416c1664-383 3411-583 5220-583s3557 200 5221 584l-2725 10170c-800-167-1634-254-2496-254-861 0-1696 87-2495 254zm8685 32418c1660-494 3142-1341 4368-2460l7485 7486c-2512 2398-5621 4179-9127 5146zm5075-3167c1120-1226 1967-2708 2461-4368l10172 2726c-967 3506-2749 6615-5148 9127zm2706-5338c167-799 254-1634 254-2496s-87-1696-254-2496l10170-2725c384 1664 584 3411 584 5221s-200 3557-584 5222zm-245-5961c-494-1660-1341-3143-2461-4369l7485-7485c2399 2512 4181 5621 5148 9128zm-3168-5076c-1226-1119-2708-1966-4368-2460l2726-10172c3506 967 6615 2749 9127 5147zm-37833 30541v-6000l20571-9277c758 1082 1701 2018 2791 2766l-5362 12511zm19000 0 5150-12016c732 418 1518 757 2350 1008v11008z">
          <text:p/>
        </draw:path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olygon draw:style-name="gr33" draw:text-style-name="P1" draw:layer="layout" svg:width="4.999cm" svg:height="4.999cm" svg:x="80.5cm" svg:y="46.5cm" svg:viewBox="0 0 5000 5000" draw:points="0,5000 5000,5000 5000,0 0,0">
            <text:p/>
          </draw:polygon>
          <draw:path draw:style-name="gr2" draw:text-style-name="P1" draw:layer="layout" svg:width="4.999cm" svg:height="6.999cm" svg:x="80.5cm" svg:y="38.5cm" svg:viewBox="0 0 5000 7000" svg:d="m5000 2500v4500h-5000v-4500zm-5000-1000v-1220c797-184 1633-280 2500-280s1703 96 2500 280v1220z">
            <text:p/>
          </draw:path>
          <draw:path draw:style-name="gr2" draw:text-style-name="P1" draw:layer="layout" svg:width="6.999cm" svg:height="4.999cm" svg:x="86.5cm" svg:y="46.5cm" svg:viewBox="0 0 7000 5000" svg:d="m4500 5000h-4500v-5000h4500zm1000-5000h1220c184 797 280 1633 280 2500s-96 1703-280 2500h-1220z">
            <text:p/>
          </draw:path>
          <draw:path draw:style-name="gr2" draw:text-style-name="P1" draw:layer="layout" svg:width="6.999cm" svg:height="4.999cm" svg:x="72.5cm" svg:y="46.5cm" svg:viewBox="0 0 7000 5000" svg:d="m2500 0h4500v5000h-4500zm-1000 5000h-1220c-184-797-280-1633-280-2500s96-1703 280-2500h1220z">
            <text:p/>
          </draw:path>
          <draw:path draw:style-name="gr2" draw:text-style-name="P1" draw:layer="layout" svg:width="4.999cm" svg:height="6.999cm" svg:x="80.5cm" svg:y="52.5cm" svg:viewBox="0 0 5000 7000" svg:d="m0 4500v-4500h5000v4500zm5000 1000v1220c-797 184-1633 280-2500 280s-1703-96-2500-280v-1220z">
            <text:p/>
          </draw:path>
          <draw:path draw:style-name="gr3" draw:text-style-name="P1" draw:layer="layout" svg:width="6.437cm" svg:height="6.437cm" svg:x="73.062cm" svg:y="39.062cm" svg:viewBox="0 0 6438 6438" svg:d="m6438 6438h-6438c1024-3059 3379-5414 6438-6438z">
            <text:p/>
          </draw:path>
          <draw:path draw:style-name="gr3" draw:text-style-name="P1" draw:layer="layout" svg:width="6.437cm" svg:height="6.437cm" svg:x="73.062cm" svg:y="52.5cm" svg:viewBox="0 0 6438 6438" svg:d="m6438 0v6438c-3059-1024-5414-3379-6438-6438z">
            <text:p/>
          </draw:path>
          <draw:path draw:style-name="gr3" draw:text-style-name="P1" draw:layer="layout" svg:width="6.437cm" svg:height="6.437cm" svg:x="86.5cm" svg:y="39.062cm" svg:viewBox="0 0 6438 6438" svg:d="m0 6438v-6438c3059 1024 5414 3379 6438 6438z">
            <text:p/>
          </draw:path>
          <draw:path draw:style-name="gr3" draw:text-style-name="P1" draw:layer="layout" svg:width="6.437cm" svg:height="6.437cm" svg:x="86.5cm" svg:y="52.5cm" svg:viewBox="0 0 6438 6438" svg:d="m0 0h6438c-1024 3059-3379 5414-6438 6438z">
            <text:p/>
          </draw:path>
        </draw:g>
      </draw:page>
      <draw:page draw:name="page9" draw:style-name="dp1" draw:master-page-name="Обычный">
        <draw:path draw:style-name="gr34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6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65.233cm" svg:y="31.6cm" svg:viewBox="0 0 9533 400" draw:points="9533,0 9267,400 267,400 0,0">
          <text:p/>
        </draw:polygon>
        <draw:polygon draw:style-name="gr34" draw:text-style-name="P1" draw:layer="layout" svg:width="11.666cm" svg:height="0.799cm" svg:x="64.167cm" svg:y="30cm" svg:viewBox="0 0 11667 800" draw:points="533,800 0,0 11667,0 11134,800">
          <text:p/>
        </draw:polygon>
        <draw:polygon draw:style-name="gr34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5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4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65.233cm" svg:y="66cm" svg:viewBox="0 0 9533 400" draw:points="9533,400 9267,0 267,0 0,400">
          <text:p/>
        </draw:polygon>
        <draw:polygon draw:style-name="gr34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4" draw:text-style-name="P1" draw:layer="layout" svg:width="10.332cm" svg:height="0.399cm" svg:x="64.833cm" svg:y="66.6cm" svg:viewBox="0 0 10333 400" draw:points="266,0 0,400 10333,400 10067,0">
          <text:p/>
        </draw:polygon>
        <draw:path draw:style-name="gr34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81.233cm" svg:y="31.6cm" svg:viewBox="0 0 9533 400" draw:points="9533,0 9267,400 267,400 0,0">
          <text:p/>
        </draw:polygon>
        <draw:polygon draw:style-name="gr34" draw:text-style-name="P1" draw:layer="layout" svg:width="11.666cm" svg:height="0.799cm" svg:x="80.167cm" svg:y="30cm" svg:viewBox="0 0 11667 800" draw:points="533,800 0,0 11667,0 11134,800">
          <text:p/>
        </draw:polygon>
        <draw:polygon draw:style-name="gr34" draw:text-style-name="P1" draw:layer="layout" svg:width="10.332cm" svg:height="0.399cm" svg:x="80.833cm" svg:y="31cm" svg:viewBox="0 0 10333 400" draw:points="266,400 0,0 10333,0 10067,400">
          <text:p/>
        </draw:polygon>
        <draw:path draw:style-name="gr34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81.233cm" svg:y="66cm" svg:viewBox="0 0 9533 400" draw:points="9533,400 9267,0 267,0 0,400">
          <text:p/>
        </draw:polygon>
        <draw:polygon draw:style-name="gr34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4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5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4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1.233cm" svg:y="12.6cm" svg:viewBox="0 0 9533 400" draw:points="9533,0 9267,400 267,400 0,0">
          <text:p/>
        </draw:polygon>
        <draw:polygon draw:style-name="gr34" draw:text-style-name="P1" draw:layer="layout" svg:width="11.666cm" svg:height="0.799cm" svg:x="0.167cm" svg:y="11cm" svg:viewBox="0 0 11667 800" draw:points="533,800 0,0 11667,0 11134,800">
          <text:p/>
        </draw:polygon>
        <draw:polygon draw:style-name="gr34" draw:text-style-name="P1" draw:layer="layout" svg:width="10.332cm" svg:height="0.399cm" svg:x="0.833cm" svg:y="12cm" svg:viewBox="0 0 10333 400" draw:points="266,400 0,0 10333,0 10067,400">
          <text:p/>
        </draw:polygon>
        <draw:path draw:style-name="gr34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1.233cm" svg:y="47cm" svg:viewBox="0 0 9533 400" draw:points="9533,400 9267,0 267,0 0,400">
          <text:p/>
        </draw:polygon>
        <draw:polygon draw:style-name="gr34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4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draw:show-unit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10-02T23:02:36.795000000</dc:date>
    <meta:editing-duration>P3DT8H57M50S</meta:editing-duration>
    <meta:editing-cycles>402</meta:editing-cycles>
    <meta:generator>LibreOffice/4.1.0.4$Windows_x86 LibreOffice_project/89ea49ddacd9aa532507cbf852f2bb22b1ace28</meta:generator>
    <meta:document-statistic meta:object-count="847"/>
  </office:meta>
</office:document-meta>
</file>